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MSans" svg:font-family="DMSans" style:font-pitch="variable"/>
    <style:font-face style:name="DMSans1" svg:font-family="DM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/>
      <style:paragraph-properties style:writing-mode="lr-tb"/>
    </style:style>
    <style:style style:name="gr3" style:family="graphic" style:parent-style-name="standard">
      <style:graphic-properties draw:stroke="solid" svg:stroke-width="0.022cm" svg:stroke-color="#000000" draw:stroke-linejoin="miter" svg:stroke-linecap="round" draw:fill="none" fo:padding-top="0.011cm" fo:padding-bottom="0.011cm" fo:padding-left="0.011cm" fo:padding-right="0.011cm"/>
    </style:style>
    <style:style style:name="gr4" style:family="graphic" style:parent-style-name="standard">
      <style:graphic-properties draw:stroke="solid" svg:stroke-width="0.024cm" svg:stroke-color="#000000" draw:stroke-linejoin="miter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none" draw:fill="solid" draw:fill-color="#fd7f84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bbe28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a548ff"/>
    </style:style>
    <style:style style:name="gr11" style:family="graphic" style:parent-style-name="standard">
      <style:graphic-properties draw:stroke="none" draw:fill="solid" draw:fill-color="#00c4cc"/>
    </style:style>
    <style:style style:name="gr12" style:family="graphic" style:parent-style-name="standard">
      <style:graphic-properties draw:stroke="none" draw:fill="solid" draw:fill-color="#399be6"/>
    </style:style>
    <style:style style:name="gr13" style:family="graphic" style:parent-style-name="standard">
      <style:graphic-properties draw:stroke="none" svg:stroke-color="#000000" draw:fill="solid" draw:fill-color="#729fcf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0.4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d7f84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7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8" style:family="paragraph">
      <loext:graphic-properties draw:fill="solid" draw:fill-color="#fbbe28"/>
    </style:style>
    <style:style style:name="P9" style:family="paragraph">
      <loext:graphic-properties draw:fill="none"/>
      <style:text-properties fo:font-size="5.5pt" style:font-size-asian="5.5pt" style:font-size-complex="5.5pt"/>
    </style:style>
    <style:style style:name="P10" style:family="paragraph">
      <loext:graphic-properties draw:fill="solid" draw:fill-color="#a548ff"/>
    </style:style>
    <style:style style:name="P11" style:family="paragraph">
      <loext:graphic-properties draw:fill="solid" draw:fill-color="#00c4cc"/>
    </style:style>
    <style:style style:name="P12" style:family="paragraph">
      <loext:graphic-properties draw:fill="solid" draw:fill-color="#399be6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DMSans1" fo:font-size="12.1999998092651pt" fo:font-weight="normal" style:font-size-asian="12.1999998092651pt" style:font-weight-asian="normal" style:font-name-complex="DMSans1" style:font-size-complex="12.1999998092651pt" style:font-weight-complex="normal"/>
    </style:style>
    <style:style style:name="T2" style:family="text">
      <style:text-properties fo:color="#000000" loext:opacity="100%" style:font-name="DMSans1" fo:font-size="12.3000001907349pt" fo:font-weight="normal" style:font-size-asian="12.3000001907349pt" style:font-weight-asian="normal" style:font-name-complex="DMSans1" style:font-size-complex="12.3000001907349pt" style:font-weight-complex="normal"/>
    </style:style>
    <style:style style:name="T3" style:family="text">
      <style:text-properties fo:color="#000000" loext:opacity="100%" style:font-name="DMSans1" fo:font-size="12.3000001907349pt" fo:font-weight="bold" style:font-size-asian="12.3000001907349pt" style:font-weight-asian="bold" style:font-name-complex="DMSans1" style:font-size-complex="12.3000001907349pt" style:font-weight-complex="bold"/>
    </style:style>
    <style:style style:name="T4" style:family="text">
      <style:text-properties fo:color="#ffffff" loext:opacity="100%" style:font-name="DMSans1" fo:font-size="5.5pt" fo:font-weight="normal" style:font-size-asian="5.5pt" style:font-weight-asian="normal" style:font-name-complex="DMSans1" style:font-size-complex="5.5pt" style:font-weight-complex="normal"/>
    </style:style>
    <style:style style:name="T5" style:family="text">
      <style:text-properties fo:color="#ffffff" loext:opacity="100%" style:font-name="DMSans1" fo:font-size="5.5pt" fo:font-weight="bold" style:font-size-asian="5.5pt" style:font-weight-asian="bold" style:font-name-complex="DMSans1" style:font-size-complex="5.5pt" style:font-weight-complex="bold"/>
    </style:style>
    <style:style style:name="T6" style:family="text">
      <style:text-properties fo:color="#ffffff" loext:opacity="100%" style:font-name="DMSans1" fo:font-size="13pt" fo:font-weight="normal" style:font-size-asian="13pt" style:font-weight-asian="normal" style:font-name-complex="DMSans1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799cm" svg:height="28.839cm" svg:x="0cm" svg:y="1.678cm" svg:viewBox="0 0 50800 28840" draw:points="0,0 50800,0 50800,28840 0,28840">
          <text:p/>
        </draw:polygon>
        <draw:polygon draw:style-name="gr2" draw:text-style-name="P1" draw:layer="layout" svg:width="50.799cm" svg:height="28.574cm" svg:x="8.572cm" svg:y="5.715cm" svg:viewBox="0 0 50800 28575" draw:points="0,0 50800,0 50800,28575 0,28575">
          <text:p/>
        </draw:polygon>
        <draw:line draw:style-name="gr3" draw:text-style-name="P2" draw:layer="layout" svg:x1="8.517cm" svg:y1="17.918cm" svg:x2="42.311cm" svg:y2="17.918cm">
          <text:p/>
        </draw:line>
        <draw:line draw:style-name="gr4" draw:text-style-name="P2" draw:layer="layout" svg:x1="25.413cm" svg:y1="8.363cm" svg:x2="25.413cm" svg:y2="27.353cm">
          <text:p/>
        </draw:line>
        <draw:polygon draw:style-name="gr5" draw:text-style-name="P3" draw:layer="layout" svg:width="4.297cm" svg:height="1.106cm" svg:x="15.452cm" svg:y="13.523cm" svg:viewBox="0 0 4298 1107" draw:points="0,1031 0,1107 4298,1107 4298,0 4221,0 4221,1031">
          <text:p/>
        </draw:polygon>
        <draw:polygon draw:style-name="gr6" draw:text-style-name="P4" draw:layer="layout" svg:width="4.332cm" svg:height="1.142cm" svg:x="15.434cm" svg:y="13.505cm" svg:viewBox="0 0 4333 1143" draw:points="4239,0 4239,18 4316,18 4316,1125 18,1125 18,1049 0,1049 0,1143 4333,1143 4333,0">
          <text:p/>
        </draw:polygon>
        <draw:polygon draw:style-name="gr1" draw:text-style-name="P1" draw:layer="layout" svg:width="4.297cm" svg:height="1.106cm" svg:x="15.357cm" svg:y="13.429cm" svg:viewBox="0 0 4298 1107" draw:points="0,0 4298,0 4298,1107 0,1107">
          <text:p/>
        </draw:polygon>
        <draw:path draw:style-name="gr6" draw:text-style-name="P4" draw:layer="layout" svg:width="4.333cm" svg:height="1.142cm" svg:x="15.339cm" svg:y="13.411cm" svg:viewBox="0 0 4334 1143" svg:d="M113 1143h4221v-1031-18-94h-4334v1143h95zM18 18h4298v1107h-4298z">
          <text:p/>
        </draw:path>
        <draw:polygon draw:style-name="gr5" draw:text-style-name="P3" draw:layer="layout" svg:width="4.296cm" svg:height="1.106cm" svg:x="15.461cm" svg:y="21.11cm" svg:viewBox="0 0 4297 1107" draw:points="0,1031 0,1107 4297,1107 4297,0 4221,0 4221,1031">
          <text:p/>
        </draw:polygon>
        <draw:polygon draw:style-name="gr6" draw:text-style-name="P4" draw:layer="layout" svg:width="4.332cm" svg:height="1.142cm" svg:x="15.443cm" svg:y="21.092cm" svg:viewBox="0 0 4333 1143" draw:points="4239,0 4239,19 4315,19 4315,1125 18,1125 18,1049 0,1049 0,1143 4333,1143 4333,0">
          <text:p/>
        </draw:polygon>
        <draw:polygon draw:style-name="gr1" draw:text-style-name="P1" draw:layer="layout" svg:width="4.297cm" svg:height="1.106cm" svg:x="15.387cm" svg:y="20.955cm" svg:viewBox="0 0 4298 1107" draw:points="0,0 4298,0 4298,1107 0,1107">
          <text:p/>
        </draw:polygon>
        <draw:path draw:style-name="gr6" draw:text-style-name="P4" draw:layer="layout" svg:width="4.333cm" svg:height="1.142cm" svg:x="15.348cm" svg:y="20.998cm" svg:viewBox="0 0 4334 1143" svg:d="M113 1143h4221v-1030-19-94h-4334v1143h95zM18 18h4298v1107h-4298z">
          <text:p/>
        </draw:path>
        <draw:frame draw:style-name="gr7" draw:text-style-name="P6" draw:layer="layout" svg:width="3.554cm" svg:height="0.484cm" svg:x="15.617cm" svg:y="13.727cm">
          <draw:text-box>
            <text:p text:style-name="P5"><text:span text:style-name="T1">SHRUTHI LAYA S</text:span></text:p>
          </draw:text-box>
        </draw:frame>
        <draw:polygon draw:style-name="gr5" draw:text-style-name="P3" draw:layer="layout" svg:width="4.297cm" svg:height="1.106cm" svg:x="31.897cm" svg:y="13.523cm" svg:viewBox="0 0 4298 1107" draw:points="0,1031 0,1107 4298,1107 4298,0 4221,0 4221,1031">
          <text:p/>
        </draw:polygon>
        <draw:polygon draw:style-name="gr6" draw:text-style-name="P4" draw:layer="layout" svg:width="4.333cm" svg:height="1.142cm" svg:x="31.879cm" svg:y="13.505cm" svg:viewBox="0 0 4334 1143" draw:points="4239,0 4239,18 4316,18 4316,1125 18,1125 18,1049 0,1049 0,1143 4334,1143 4334,0">
          <text:p/>
        </draw:polygon>
        <draw:polygon draw:style-name="gr1" draw:text-style-name="P1" draw:layer="layout" svg:width="4.297cm" svg:height="1.106cm" svg:x="31.802cm" svg:y="13.429cm" svg:viewBox="0 0 4298 1107" draw:points="0,0 4298,0 4298,1107 0,1107">
          <text:p/>
        </draw:polygon>
        <draw:path draw:style-name="gr6" draw:text-style-name="P4" draw:layer="layout" svg:width="4.332cm" svg:height="1.142cm" svg:x="31.785cm" svg:y="13.411cm" svg:viewBox="0 0 4333 1143" svg:d="M112 1143h4221v-1031-18-94h-4333v1143h94zM17 18h4298v1107h-4298z">
          <text:p/>
        </draw:path>
        <draw:frame draw:style-name="gr7" draw:text-style-name="P7" draw:layer="layout" svg:width="1.971cm" svg:height="0.488cm" svg:x="16.237cm" svg:y="21.319cm">
          <draw:text-box>
            <text:p text:style-name="P5"><text:span text:style-name="T2">VISHAL S</text:span></text:p>
          </draw:text-box>
        </draw:frame>
        <draw:path draw:style-name="gr8" draw:text-style-name="P8" draw:layer="layout" svg:width="2.721cm" svg:height="2.721cm" svg:x="11.204cm" svg:y="10.972cm" svg:viewBox="0 0 2722 2722" svg:d="M2722 21c0-12-9-21-21-21h-2680c-11 0-21 9-21 21v2680c0 12 10 21 21 21h2680c12 0 21-9 21-21z">
          <text:p/>
        </draw:path>
        <draw:frame draw:style-name="gr7" draw:text-style-name="P7" draw:layer="layout" svg:width="2.419cm" svg:height="0.615cm" svg:x="32.069cm" svg:y="13.732cm">
          <draw:text-box>
            <text:p text:style-name="P5"><text:span text:style-name="T3">VISHWA S</text:span></text:p>
          </draw:text-box>
        </draw:frame>
        <draw:frame draw:style-name="gr9" draw:text-style-name="P9" draw:layer="layout" svg:width="1.924cm" svg:height="0.221cm" svg:x="11.57cm" svg:y="12.079cm">
          <draw:text-box>
            <text:p text:style-name="P5"><text:span text:style-name="T4">Devices or Apps to be</text:span></text:p>
          </draw:text-box>
        </draw:frame>
        <draw:path draw:style-name="gr8" draw:text-style-name="P8" draw:layer="layout" svg:width="2.722cm" svg:height="2.721cm" svg:x="21.002cm" svg:y="18.672cm" svg:viewBox="0 0 2723 2722" svg:d="M2723 21c0-12-10-21-21-21h-2680c-12 0-22 9-22 21v2680c0 12 10 21 22 21h2680c11 0 21-9 21-21z">
          <text:p/>
        </draw:path>
        <draw:frame draw:style-name="gr9" draw:text-style-name="P9" draw:layer="layout" svg:width="1.158cm" svg:height="0.221cm" svg:x="11.964cm" svg:y="12.345cm">
          <draw:text-box>
            <text:p text:style-name="P5"><text:span text:style-name="T4">simple to use</text:span></text:p>
          </draw:text-box>
        </draw:frame>
        <draw:frame draw:style-name="gr9" draw:text-style-name="P9" draw:layer="layout" svg:width="2.25cm" svg:height="0.221cm" svg:x="21.23cm" svg:y="19.646cm">
          <draw:text-box>
            <text:p text:style-name="P5"><text:span text:style-name="T4">Medicine should have QR</text:span></text:p>
          </draw:text-box>
        </draw:frame>
        <draw:frame draw:style-name="gr9" draw:text-style-name="P9" draw:layer="layout" svg:width="2.199cm" svg:height="0.221cm" svg:x="21.235cm" svg:y="19.912cm">
          <draw:text-box>
            <text:p text:style-name="P5"><text:span text:style-name="T4">codes which should have</text:span></text:p>
          </draw:text-box>
        </draw:frame>
        <draw:path draw:style-name="gr8" draw:text-style-name="P8" draw:layer="layout" svg:width="2.722cm" svg:height="2.722cm" svg:x="37.353cm" svg:y="14.162cm" svg:viewBox="0 0 2723 2723" svg:d="M2723 22c0-12-10-22-22-22h-2680c-11 0-21 10-21 22v2679c0 12 10 22 21 22h2680c12 0 22-10 22-22z">
          <text:p/>
        </draw:path>
        <draw:frame draw:style-name="gr9" draw:text-style-name="P9" draw:layer="layout" svg:width="1.81cm" svg:height="0.221cm" svg:x="21.407cm" svg:y="20.179cm">
          <draw:text-box>
            <text:p text:style-name="P5"><text:span text:style-name="T4">medicine information</text:span></text:p>
          </draw:text-box>
        </draw:frame>
        <draw:frame draw:style-name="gr9" draw:text-style-name="P9" draw:layer="layout" svg:width="1.996cm" svg:height="0.221cm" svg:x="37.688cm" svg:y="15.27cm">
          <draw:text-box>
            <text:p text:style-name="P5"><text:span text:style-name="T4">Reminding of medicine</text:span></text:p>
          </draw:text-box>
        </draw:frame>
        <draw:path draw:style-name="gr8" draw:text-style-name="P8" draw:layer="layout" svg:width="2.722cm" svg:height="2.722cm" svg:x="27.988cm" svg:y="21.862cm" svg:viewBox="0 0 2723 2723" svg:d="M2723 22c0-12-10-22-21-22h-2680c-12 0-22 10-22 22v2680c0 11 10 21 22 21h2680c11 0 21-10 21-21z">
          <text:p/>
        </draw:path>
        <draw:frame draw:style-name="gr9" draw:text-style-name="P9" draw:layer="layout" svg:width="1.678cm" svg:height="0.221cm" svg:x="37.828cm" svg:y="15.536cm">
          <draw:text-box>
            <text:p text:style-name="P5"><text:span text:style-name="T4">before or after food</text:span></text:p>
          </draw:text-box>
        </draw:frame>
        <draw:frame draw:style-name="gr9" draw:text-style-name="P9" draw:layer="layout" svg:width="2.313cm" svg:height="0.276cm" svg:x="28.323cm" svg:y="22.97cm">
          <draw:text-box>
            <text:p text:style-name="P5"><text:span text:style-name="T5">Application should be</text:span></text:p>
          </draw:text-box>
        </draw:frame>
        <draw:path draw:style-name="gr10" draw:text-style-name="P10" draw:layer="layout" svg:width="2.722cm" svg:height="2.721cm" svg:x="11.195cm" svg:y="18.672cm" svg:viewBox="0 0 2723 2722" svg:d="M2723 21c0-12-10-21-22-21h-2680c-11 0-21 9-21 21v2680c0 12 10 21 21 21h2680c12 0 22-9 22-21z">
          <text:p/>
        </draw:path>
        <draw:frame draw:style-name="gr9" draw:text-style-name="P9" draw:layer="layout" svg:width="1.424cm" svg:height="0.276cm" svg:x="28.717cm" svg:y="23.236cm">
          <draw:text-box>
            <text:p text:style-name="P5"><text:span text:style-name="T5">customizable</text:span></text:p>
          </draw:text-box>
        </draw:frame>
        <draw:frame draw:style-name="gr9" draw:text-style-name="P9" draw:layer="layout" svg:width="1.852cm" svg:height="0.221cm" svg:x="11.604cm" svg:y="19.646cm">
          <draw:text-box>
            <text:p text:style-name="P5"><text:span text:style-name="T4">It should also contain</text:span></text:p>
          </draw:text-box>
        </draw:frame>
        <draw:frame draw:style-name="gr9" draw:text-style-name="P9" draw:layer="layout" svg:width="1.962cm" svg:height="0.221cm" svg:x="11.543cm" svg:y="19.912cm">
          <draw:text-box>
            <text:p text:style-name="P5"><text:span text:style-name="T4">audio via reminder.(for</text:span></text:p>
          </draw:text-box>
        </draw:frame>
        <draw:path draw:style-name="gr10" draw:text-style-name="P10" draw:layer="layout" svg:width="2.722cm" svg:height="2.721cm" svg:x="27.988cm" svg:y="10.972cm" svg:viewBox="0 0 2723 2722" svg:d="M2723 21c0-12-10-21-21-21h-2680c-12 0-22 9-22 21v2680c0 12 10 21 22 21h2680c11 0 21-9 21-21z">
          <text:p/>
        </draw:path>
        <draw:frame draw:style-name="gr9" draw:text-style-name="P9" draw:layer="layout" svg:width="1.128cm" svg:height="0.221cm" svg:x="11.962cm" svg:y="20.179cm">
          <draw:text-box>
            <text:p text:style-name="P5"><text:span text:style-name="T4">blind people)</text:span></text:p>
          </draw:text-box>
        </draw:frame>
        <draw:frame draw:style-name="gr9" draw:text-style-name="P9" draw:layer="layout" svg:width="1.259cm" svg:height="0.276cm" svg:x="28.8cm" svg:y="11.813cm">
          <draw:text-box>
            <text:p text:style-name="P5"><text:span text:style-name="T5">It should be</text:span></text:p>
          </draw:text-box>
        </draw:frame>
        <draw:frame draw:style-name="gr9" draw:text-style-name="P9" draw:layer="layout" svg:width="2.326cm" svg:height="0.276cm" svg:x="28.31cm" svg:y="12.079cm">
          <draw:text-box>
            <text:p text:style-name="P5"><text:span text:style-name="T5">implemented in smart</text:span></text:p>
          </draw:text-box>
        </draw:frame>
        <draw:frame draw:style-name="gr9" draw:text-style-name="P9" draw:layer="layout" svg:width="2.618cm" svg:height="0.276cm" svg:x="28.205cm" svg:y="12.345cm">
          <draw:text-box>
            <text:p text:style-name="P5"><text:span text:style-name="T5">watch or other wearable</text:span></text:p>
          </draw:text-box>
        </draw:frame>
        <draw:path draw:style-name="gr10" draw:text-style-name="P10" draw:layer="layout" svg:width="2.722cm" svg:height="2.722cm" svg:x="37.353cm" svg:y="21.862cm" svg:viewBox="0 0 2723 2723" svg:d="M2723 22c0-12-10-22-22-22h-2680c-11 0-21 10-21 22v2680c0 11 10 21 21 21h2680c12 0 22-10 22-21z">
          <text:p/>
        </draw:path>
        <draw:frame draw:style-name="gr9" draw:text-style-name="P9" draw:layer="layout" svg:width="0.828cm" svg:height="0.276cm" svg:x="28.981cm" svg:y="12.611cm">
          <draw:text-box>
            <text:p text:style-name="P5"><text:span text:style-name="T5">devices</text:span></text:p>
          </draw:text-box>
        </draw:frame>
        <draw:frame draw:style-name="gr9" draw:text-style-name="P9" draw:layer="layout" svg:width="1.788cm" svg:height="0.221cm" svg:x="37.785cm" svg:y="22.97cm">
          <draw:text-box>
            <text:p text:style-name="P5"><text:span text:style-name="T4">It should operated in</text:span></text:p>
          </draw:text-box>
        </draw:frame>
        <draw:path draw:style-name="gr11" draw:text-style-name="P11" draw:layer="layout" svg:width="2.721cm" svg:height="2.722cm" svg:x="11.204cm" svg:y="14.162cm" svg:viewBox="0 0 2722 2723" svg:d="M2722 22c0-12-9-22-21-22h-2680c-11 0-21 10-21 22v2679c0 12 10 22 21 22h2680c12 0 21-10 21-22z">
          <text:p/>
        </draw:path>
        <draw:frame draw:style-name="gr9" draw:text-style-name="P9" draw:layer="layout" svg:width="1.488cm" svg:height="0.221cm" svg:x="37.946cm" svg:y="23.236cm">
          <draw:text-box>
            <text:p text:style-name="P5"><text:span text:style-name="T4">offline mode also</text:span></text:p>
          </draw:text-box>
        </draw:frame>
        <draw:frame draw:style-name="gr9" draw:text-style-name="P9" draw:layer="layout" svg:width="2.174cm" svg:height="0.221cm" svg:x="11.446cm" svg:y="15.27cm">
          <draw:text-box>
            <text:p text:style-name="P5"><text:span text:style-name="T4">Reminding of expiry date</text:span></text:p>
          </draw:text-box>
        </draw:frame>
        <draw:path draw:style-name="gr11" draw:text-style-name="P11" draw:layer="layout" svg:width="2.721cm" svg:height="2.722cm" svg:x="20.994cm" svg:y="21.862cm" svg:viewBox="0 0 2722 2723" svg:d="M2722 22c0-12-10-22-21-22h-2680c-12 0-21 10-21 22v2680c0 11 9 21 21 21h2680c11 0 21-10 21-21z">
          <text:p/>
        </draw:path>
        <draw:frame draw:style-name="gr9" draw:text-style-name="P9" draw:layer="layout" svg:width="1.92cm" svg:height="0.221cm" svg:x="11.555cm" svg:y="15.536cm">
          <draw:text-box>
            <text:p text:style-name="P5"><text:span text:style-name="T4">of particular medicine </text:span></text:p>
          </draw:text-box>
        </draw:frame>
        <draw:frame draw:style-name="gr9" draw:text-style-name="P9" draw:layer="layout" svg:width="2.254cm" svg:height="0.221cm" svg:x="21.171cm" svg:y="22.97cm">
          <draw:text-box>
            <text:p text:style-name="P5"><text:span text:style-name="T4">Application should alert to</text:span></text:p>
          </draw:text-box>
        </draw:frame>
        <draw:path draw:style-name="gr11" draw:text-style-name="P11" draw:layer="layout" svg:width="2.722cm" svg:height="2.722cm" svg:x="27.988cm" svg:y="14.162cm" svg:viewBox="0 0 2723 2723" svg:d="M2723 22c0-12-10-22-21-22h-2680c-12 0-22 10-22 22v2679c0 12 10 22 22 22h2680c11 0 21-10 21-22z">
          <text:p/>
        </draw:path>
        <draw:frame draw:style-name="gr9" draw:text-style-name="P9" draw:layer="layout" svg:width="1.526cm" svg:height="0.221cm" svg:x="21.552cm" svg:y="23.236cm">
          <draw:text-box>
            <text:p text:style-name="P5"><text:span text:style-name="T4">refill the medicine</text:span></text:p>
          </draw:text-box>
        </draw:frame>
        <draw:frame draw:style-name="gr9" draw:text-style-name="P9" draw:layer="layout" svg:width="1.632cm" svg:height="0.221cm" svg:x="28.521cm" svg:y="15.004cm">
          <draw:text-box>
            <text:p text:style-name="P5"><text:span text:style-name="T4">In abnormal health</text:span></text:p>
          </draw:text-box>
        </draw:frame>
        <draw:frame draw:style-name="gr9" draw:text-style-name="P9" draw:layer="layout" svg:width="1.844cm" svg:height="0.221cm" svg:x="28.374cm" svg:y="15.27cm">
          <draw:text-box>
            <text:p text:style-name="P5"><text:span text:style-name="T4">situation smart watch</text:span></text:p>
          </draw:text-box>
        </draw:frame>
        <draw:frame draw:style-name="gr9" draw:text-style-name="P9" draw:layer="layout" svg:width="1.391cm" svg:height="0.221cm" svg:x="28.614cm" svg:y="15.536cm">
          <draw:text-box>
            <text:p text:style-name="P5"><text:span text:style-name="T4">should auto-dial</text:span></text:p>
          </draw:text-box>
        </draw:frame>
        <draw:path draw:style-name="gr5" draw:text-style-name="P3" draw:layer="layout" svg:width="2.722cm" svg:height="2.721cm" svg:x="21.002cm" svg:y="10.972cm" svg:viewBox="0 0 2723 2722" svg:d="M2723 21c0-12-10-21-21-21h-2680c-12 0-22 9-22 21v2680c0 12 10 21 22 21h2680c11 0 21-9 21-21z">
          <text:p/>
        </draw:path>
        <draw:frame draw:style-name="gr9" draw:text-style-name="P9" draw:layer="layout" svg:width="1.683cm" svg:height="0.221cm" svg:x="28.468cm" svg:y="15.802cm">
          <draw:text-box>
            <text:p text:style-name="P5"><text:span text:style-name="T4">Emergency contact</text:span></text:p>
          </draw:text-box>
        </draw:frame>
        <draw:frame draw:style-name="gr9" draw:text-style-name="P9" draw:layer="layout" svg:width="2.186cm" svg:height="0.221cm" svg:x="21.25cm" svg:y="12.079cm">
          <draw:text-box>
            <text:p text:style-name="P5"><text:span text:style-name="T4">Medicine name ,Strength</text:span></text:p>
          </draw:text-box>
        </draw:frame>
        <draw:path draw:style-name="gr5" draw:text-style-name="P3" draw:layer="layout" svg:width="2.722cm" svg:height="2.721cm" svg:x="37.353cm" svg:y="18.672cm" svg:viewBox="0 0 2723 2722" svg:d="M2723 21c0-12-10-21-22-21h-2680c-11 0-21 9-21 21v2680c0 12 10 21 21 21h2680c12 0 22-9 22-21z">
          <text:p/>
        </draw:path>
        <draw:frame draw:style-name="gr9" draw:text-style-name="P9" draw:layer="layout" svg:width="2.28cm" svg:height="0.221cm" svg:x="21.196cm" svg:y="12.345cm">
          <draw:text-box>
            <text:p text:style-name="P5"><text:span text:style-name="T4">,dose should be displayed</text:span></text:p>
          </draw:text-box>
        </draw:frame>
        <draw:frame draw:style-name="gr9" draw:text-style-name="P9" draw:layer="layout" svg:width="2.047cm" svg:height="0.221cm" svg:x="37.64cm" svg:y="19.779cm">
          <draw:text-box>
            <text:p text:style-name="P5"><text:span text:style-name="T4">Customer requirements</text:span></text:p>
          </draw:text-box>
        </draw:frame>
        <draw:path draw:style-name="gr5" draw:text-style-name="P3" draw:layer="layout" svg:width="2.721cm" svg:height="2.722cm" svg:x="11.204cm" svg:y="21.862cm" svg:viewBox="0 0 2722 2723" svg:d="M2722 22c0-12-9-22-21-22h-2680c-11 0-21 10-21 22v2680c0 11 10 21 21 21h2680c12 0 21-10 21-21z">
          <text:p/>
        </draw:path>
        <draw:frame draw:style-name="gr9" draw:text-style-name="P9" draw:layer="layout" svg:width="1.344cm" svg:height="0.221cm" svg:x="38.019cm" svg:y="20.046cm">
          <draw:text-box>
            <text:p text:style-name="P5"><text:span text:style-name="T4">should full filled</text:span></text:p>
          </draw:text-box>
        </draw:frame>
        <draw:frame draw:style-name="gr9" draw:text-style-name="P9" draw:layer="layout" svg:width="2.682cm" svg:height="0.276cm" svg:x="11.383cm" svg:y="22.97cm">
          <draw:text-box>
            <text:p text:style-name="P5"><text:span text:style-name="T5">It should remind the time</text:span></text:p>
          </draw:text-box>
        </draw:frame>
        <draw:path draw:style-name="gr12" draw:text-style-name="P12" draw:layer="layout" svg:width="2.722cm" svg:height="2.722cm" svg:x="21.002cm" svg:y="14.162cm" svg:viewBox="0 0 2723 2723" svg:d="M2723 22c0-12-10-22-21-22h-2680c-12 0-22 10-22 22v2679c0 12 10 22 22 22h2680c11 0 21-10 21-22z">
          <text:p/>
        </draw:path>
        <draw:frame draw:style-name="gr9" draw:text-style-name="P9" draw:layer="layout" svg:width="1.801cm" svg:height="0.276cm" svg:x="11.771cm" svg:y="23.236cm">
          <draw:text-box>
            <text:p text:style-name="P5"><text:span text:style-name="T5">to take medicine</text:span></text:p>
          </draw:text-box>
        </draw:frame>
        <draw:frame draw:style-name="gr9" draw:text-style-name="P9" draw:layer="layout" svg:width="1.865cm" svg:height="0.276cm" svg:x="21.544cm" svg:y="15.137cm">
          <draw:text-box>
            <text:p text:style-name="P5"><text:span text:style-name="T5">'Mood-aware" IoT</text:span></text:p>
          </draw:text-box>
        </draw:frame>
        <draw:frame draw:style-name="gr9" draw:text-style-name="P9" draw:layer="layout" svg:width="1.924cm" svg:height="0.276cm" svg:x="21.513cm" svg:y="15.403cm">
          <draw:text-box>
            <text:p text:style-name="P5"><text:span text:style-name="T5">devices should be</text:span></text:p>
          </draw:text-box>
        </draw:frame>
        <draw:path draw:style-name="gr12" draw:text-style-name="P12" draw:layer="layout" svg:width="2.722cm" svg:height="2.721cm" svg:x="27.988cm" svg:y="18.672cm" svg:viewBox="0 0 2723 2722" svg:d="M2723 21c0-12-10-21-21-21h-2680c-12 0-22 9-22 21v2680c0 12 10 21 22 21h2680c11 0 21-9 21-21z">
          <text:p/>
        </draw:path>
        <draw:frame draw:style-name="gr9" draw:text-style-name="P9" draw:layer="layout" svg:width="1.391cm" svg:height="0.276cm" svg:x="21.731cm" svg:y="15.669cm">
          <draw:text-box>
            <text:p text:style-name="P5"><text:span text:style-name="T5">implemented</text:span></text:p>
          </draw:text-box>
        </draw:frame>
        <draw:frame draw:style-name="gr9" draw:text-style-name="P9" draw:layer="layout" svg:width="1.848cm" svg:height="0.221cm" svg:x="28.39cm" svg:y="19.646cm">
          <draw:text-box>
            <text:p text:style-name="P5"><text:span text:style-name="T4">To keep track of their</text:span></text:p>
          </draw:text-box>
        </draw:frame>
        <draw:frame draw:style-name="gr9" draw:text-style-name="P9" draw:layer="layout" svg:width="2.038cm" svg:height="0.221cm" svg:x="28.286cm" svg:y="19.912cm">
          <draw:text-box>
            <text:p text:style-name="P5"><text:span text:style-name="T4">medication regimens or</text:span></text:p>
          </draw:text-box>
        </draw:frame>
        <draw:path draw:style-name="gr12" draw:text-style-name="P12" draw:layer="layout" svg:width="2.722cm" svg:height="2.721cm" svg:x="37.353cm" svg:y="10.972cm" svg:viewBox="0 0 2723 2722" svg:d="M2723 21c0-12-10-21-22-21h-2680c-11 0-21 9-21 21v2680c0 12 10 21 21 21h2680c12 0 22-9 22-21z">
          <text:p/>
        </draw:path>
        <draw:frame draw:style-name="gr9" draw:text-style-name="P9" draw:layer="layout" svg:width="1.183cm" svg:height="0.221cm" svg:x="28.718cm" svg:y="20.179cm">
          <draw:text-box>
            <text:p text:style-name="P5"><text:span text:style-name="T4">appointments</text:span></text:p>
          </draw:text-box>
        </draw:frame>
        <draw:frame draw:style-name="gr9" draw:text-style-name="P9" draw:layer="layout" svg:width="2.034cm" svg:height="0.221cm" svg:x="37.662cm" svg:y="11.946cm">
          <draw:text-box>
            <text:p text:style-name="P5"><text:span text:style-name="T4">It should also remind to</text:span></text:p>
          </draw:text-box>
        </draw:frame>
        <draw:frame draw:style-name="gr9" draw:text-style-name="P9" draw:layer="layout" svg:width="1.839cm" svg:height="0.221cm" svg:x="37.764cm" svg:y="12.212cm">
          <draw:text-box>
            <text:p text:style-name="P5"><text:span text:style-name="T4">take water, to rest, to</text:span></text:p>
          </draw:text-box>
        </draw:frame>
        <draw:polygon draw:style-name="gr5" draw:text-style-name="P3" draw:layer="layout" svg:width="4.288cm" svg:height="1.115cm" svg:x="31.897cm" svg:y="21.111cm" svg:viewBox="0 0 4289 1116" draw:points="0,1039 0,1116 4289,1116 4289,0 4212,0 4212,1039">
          <text:p/>
        </draw:polygon>
        <draw:polygon draw:style-name="gr6" draw:text-style-name="P4" draw:layer="layout" svg:width="4.324cm" svg:height="1.151cm" svg:x="31.879cm" svg:y="21.093cm" svg:viewBox="0 0 4325 1152" draw:points="4230,0 4230,18 4307,18 4307,1134 18,1134 18,1057 0,1057 0,1152 4325,1152 4325,0">
          <text:p/>
        </draw:polygon>
        <draw:polygon draw:style-name="gr1" draw:text-style-name="P1" draw:layer="layout" svg:width="4.289cm" svg:height="1.115cm" svg:x="31.802cm" svg:y="21.016cm" svg:viewBox="0 0 4290 1116" draw:points="0,0 4290,0 4290,1116 0,1116">
          <text:p/>
        </draw:polygon>
        <draw:path draw:style-name="gr6" draw:text-style-name="P4" draw:layer="layout" svg:width="4.324cm" svg:height="1.151cm" svg:x="31.784cm" svg:y="20.998cm" svg:viewBox="0 0 4325 1152" svg:d="M113 1152h4212v-1039-18-95h-4325v1152h95zM18 18h4290v1116h-4290z">
          <text:p/>
        </draw:path>
        <draw:frame draw:style-name="gr9" draw:text-style-name="P9" draw:layer="layout" svg:width="0.819cm" svg:height="0.221cm" svg:x="38.308cm" svg:y="12.478cm">
          <draw:text-box>
            <text:p text:style-name="P5"><text:span text:style-name="T4">walk, etc.</text:span></text:p>
          </draw:text-box>
        </draw:frame>
        <draw:path draw:style-name="gr8" draw:text-style-name="P8" draw:layer="layout" svg:width="2.322cm" svg:height="2.322cm" svg:x="20.387cm" svg:y="3.924cm" svg:viewBox="0 0 2323 2323" svg:d="M2323 18c0-10-8-18-18-18h-2287c-10 0-18 8-18 18v2287c0 10 8 18 18 18h2287c10 0 18-8 18-18z">
          <text:p/>
        </draw:path>
        <draw:frame draw:style-name="gr7" draw:text-style-name="P7" draw:layer="layout" svg:width="2.038cm" svg:height="0.488cm" svg:x="32.191cm" svg:y="21.319cm">
          <draw:text-box>
            <text:p text:style-name="P5"><text:span text:style-name="T2">ANITHA R</text:span></text:p>
          </draw:text-box>
        </draw:frame>
        <draw:frame draw:style-name="gr9" draw:text-style-name="P9" draw:layer="layout" svg:width="1.336cm" svg:height="0.221cm" svg:x="20.859cm" svg:y="4.705cm">
          <draw:text-box>
            <text:p text:style-name="P5"><text:span text:style-name="T4">The application</text:span></text:p>
          </draw:text-box>
        </draw:frame>
        <draw:frame draw:style-name="gr9" draw:text-style-name="P9" draw:layer="layout" svg:width="1.827cm" svg:height="0.221cm" svg:x="20.6cm" svg:y="4.971cm">
          <draw:text-box>
            <text:p text:style-name="P5"><text:span text:style-name="T4">should include digital</text:span></text:p>
          </draw:text-box>
        </draw:frame>
        <draw:path draw:style-name="gr10" draw:text-style-name="P10" draw:layer="layout" svg:width="2.322cm" svg:height="2.322cm" svg:x="28.385cm" svg:y="3.924cm" svg:viewBox="0 0 2323 2323" svg:d="M2323 18c0-10-8-18-18-18h-2287c-10 0-18 8-18 18v2287c0 10 8 18 18 18h2287c10 0 18-8 18-18z">
          <text:p/>
        </draw:path>
        <draw:frame draw:style-name="gr9" draw:text-style-name="P9" draw:layer="layout" svg:width="0.756cm" svg:height="0.221cm" svg:x="21.161cm" svg:y="5.237cm">
          <draw:text-box>
            <text:p text:style-name="P5"><text:span text:style-name="T4">calendar</text:span></text:p>
          </draw:text-box>
        </draw:frame>
        <draw:frame draw:style-name="gr9" draw:text-style-name="P9" draw:layer="layout" svg:width="1.894cm" svg:height="0.221cm" svg:x="28.594cm" svg:y="4.572cm">
          <draw:text-box>
            <text:p text:style-name="P5"><text:span text:style-name="T4">For instance, let's say</text:span></text:p>
          </draw:text-box>
        </draw:frame>
        <draw:frame draw:style-name="gr9" draw:text-style-name="P9" draw:layer="layout" svg:width="1.45cm" svg:height="0.221cm" svg:x="28.802cm" svg:y="4.838cm">
          <draw:text-box>
            <text:p text:style-name="P5"><text:span text:style-name="T4">you have to take</text:span></text:p>
          </draw:text-box>
        </draw:frame>
        <draw:frame draw:style-name="gr9" draw:text-style-name="P9" draw:layer="layout" svg:width="1.488cm" svg:height="0.221cm" svg:x="28.763cm" svg:y="5.104cm">
          <draw:text-box>
            <text:p text:style-name="P5"><text:span text:style-name="T4">medication in the</text:span></text:p>
          </draw:text-box>
        </draw:frame>
        <draw:path draw:style-name="gr5" draw:text-style-name="P3" draw:layer="layout" svg:width="2.322cm" svg:height="2.322cm" svg:x="28.385cm" svg:y="1.199cm" svg:viewBox="0 0 2323 2323" svg:d="M2323 18c0-10-8-18-18-18h-2287c-10 0-18 8-18 18v2287c0 10 8 18 18 18h2287c10 0 18-8 18-18z">
          <text:p/>
        </draw:path>
        <draw:frame draw:style-name="gr9" draw:text-style-name="P9" draw:layer="layout" svg:width="0.709cm" svg:height="0.221cm" svg:x="29.181cm" svg:y="5.37cm">
          <draw:text-box>
            <text:p text:style-name="P5"><text:span text:style-name="T4">morning</text:span></text:p>
          </draw:text-box>
        </draw:frame>
        <draw:frame draw:style-name="gr9" draw:text-style-name="P9" draw:layer="layout" svg:width="1.75cm" svg:height="0.221cm" svg:x="28.657cm" svg:y="1.847cm">
          <draw:text-box>
            <text:p text:style-name="P5"><text:span text:style-name="T4">Easiest way to keep</text:span></text:p>
          </draw:text-box>
        </draw:frame>
        <draw:frame draw:style-name="gr9" draw:text-style-name="P9" draw:layer="layout" svg:width="1.78cm" svg:height="0.221cm" svg:x="28.62cm" svg:y="2.113cm">
          <draw:text-box>
            <text:p text:style-name="P5"><text:span text:style-name="T4">reminder on Android</text:span></text:p>
          </draw:text-box>
        </draw:frame>
        <draw:frame draw:style-name="gr9" draw:text-style-name="P9" draw:layer="layout" svg:width="1.34cm" svg:height="0.221cm" svg:x="28.861cm" svg:y="2.379cm">
          <draw:text-box>
            <text:p text:style-name="P5"><text:span text:style-name="T4">phone is to use</text:span></text:p>
          </draw:text-box>
        </draw:frame>
        <draw:path draw:style-name="gr12" draw:text-style-name="P12" draw:layer="layout" svg:width="2.322cm" svg:height="2.322cm" svg:x="20.387cm" svg:y="1.199cm" svg:viewBox="0 0 2323 2323" svg:d="M2323 18c0-10-8-18-18-18h-2287c-10 0-18 8-18 18v2287c0 10 8 18 18 18h2287c10 0 18-8 18-18z">
          <text:p/>
        </draw:path>
        <draw:frame draw:style-name="gr9" draw:text-style-name="P9" draw:layer="layout" svg:width="1.424cm" svg:height="0.221cm" svg:x="28.82cm" svg:y="2.645cm">
          <draw:text-box>
            <text:p text:style-name="P5"><text:span text:style-name="T4">google assistant</text:span></text:p>
          </draw:text-box>
        </draw:frame>
        <draw:frame draw:style-name="gr9" draw:text-style-name="P9" draw:layer="layout" svg:width="1.615cm" svg:height="0.276cm" svg:x="20.833cm" svg:y="1.847cm">
          <draw:text-box>
            <text:p text:style-name="P5"><text:span text:style-name="T5">Set medication</text:span></text:p>
          </draw:text-box>
        </draw:frame>
        <draw:frame draw:style-name="gr9" draw:text-style-name="P9" draw:layer="layout" svg:width="2.119cm" svg:height="0.276cm" svg:x="20.61cm" svg:y="2.113cm">
          <draw:text-box>
            <text:p text:style-name="P5"><text:span text:style-name="T5">reminders once and</text:span></text:p>
          </draw:text-box>
        </draw:frame>
        <draw:frame draw:style-name="gr9" draw:text-style-name="P9" draw:layer="layout" svg:width="1.852cm" svg:height="0.276cm" svg:x="20.732cm" svg:y="2.379cm">
          <draw:text-box>
            <text:p text:style-name="P5"><text:span text:style-name="T5">it should be up to</text:span></text:p>
          </draw:text-box>
        </draw:frame>
        <draw:polygon draw:style-name="gr5" draw:text-style-name="P3" draw:layer="layout" svg:width="3.662cm" svg:height="1.388cm" svg:x="23.725cm" svg:y="3.064cm" svg:viewBox="0 0 3663 1389" draw:points="0,1323 0,1389 3663,1389 3663,0 3598,0 3598,1323">
          <text:p/>
        </draw:polygon>
        <draw:polygon draw:style-name="gr6" draw:text-style-name="P4" draw:layer="layout" svg:width="3.693cm" svg:height="1.419cm" svg:x="23.709cm" svg:y="3.048cm" svg:viewBox="0 0 3694 1420" draw:points="3614,0 3614,16 3679,16 3679,1405 16,1405 16,1339 0,1339 0,1420 3694,1420 3694,0">
          <text:p/>
        </draw:polygon>
        <draw:path draw:style-name="gr13" draw:text-style-name="P13" draw:layer="layout" svg:width="3.693cm" svg:height="1.418cm" svg:x="23.928cm" svg:y="3.343cm" svg:viewBox="0 0 3694 1419" svg:d="M96 1419h3598v-1323-16-80h-3694v1419h80zM15 15h3664v1389h-3664z">
          <text:p>Anitha R</text:p>
        </draw:path>
        <draw:frame draw:style-name="gr9" draw:text-style-name="P9" draw:layer="layout" svg:width="0.48cm" svg:height="0.276cm" svg:x="21.331cm" svg:y="2.645cm">
          <draw:text-box>
            <text:p text:style-name="P5"><text:span text:style-name="T5">date</text:span></text:p>
          </draw:text-box>
        </draw:frame>
        <draw:frame draw:style-name="gr14" draw:text-style-name="P14" draw:layer="layout" svg:width="4.422cm" svg:height="0.513cm" svg:x="35.336cm" svg:y="8.654cm">
          <draw:text-box>
            <text:p text:style-name="P5"><text:span text:style-name="T6">Your team name here</text:span></text:p>
          </draw:text-box>
        </draw:frame>
        <draw:frame draw:style-name="gr14" draw:text-style-name="P14" draw:layer="layout" svg:width="2.44cm" svg:height="0.513cm" svg:x="37.112cm" svg:y="9.199cm">
          <draw:text-box>
            <text:p text:style-name="P5"><text:span text:style-name="T6">mm/dd/yyy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MSans" svg:font-family="DMSans" style:font-pitch="variable"/>
    <style:font-face style:name="DMSans1" svg:font-family="DM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0.8cm" fo:page-height="28.5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8T12:49:04.805000000</dc:date>
    <meta:editing-duration>PT11M15S</meta:editing-duration>
    <meta:editing-cycles>1</meta:editing-cycles>
    <meta:document-statistic meta:object-count="105"/>
    <meta:generator>LibreOffice/7.4.2.3$Windows_X86_64 LibreOffice_project/382eef1f22670f7f4118c8c2dd222ec7ad009daf</meta:generator>
  </office:meta>
</office:document-meta>
</file>